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6.3cm" svg:y1="13.5cm" svg:x2="17.3cm" svg:y2="13.5cm">
          <text:p/>
        </draw:line>
        <draw:line draw:style-name="gr1" draw:text-style-name="P1" draw:layer="layout" svg:x1="6.3cm" svg:y1="13.5cm" svg:x2="6.3cm" svg:y2="2.5cm">
          <text:p/>
        </draw:line>
        <draw:line draw:style-name="gr2" draw:text-style-name="P1" draw:layer="layout" svg:x1="6.3cm" svg:y1="7.3cm" svg:x2="5.9cm" svg:y2="7.3cm">
          <text:p/>
        </draw:line>
        <draw:line draw:style-name="gr2" draw:text-style-name="P1" draw:layer="layout" svg:x1="6.3cm" svg:y1="13.5cm" svg:x2="5.9cm" svg:y2="13.5cm">
          <text:p/>
        </draw:line>
        <draw:frame draw:style-name="gr3" draw:text-style-name="P2" draw:layer="layout" svg:width="4.206cm" svg:height="0.962cm" svg:x="1.4cm" svg:y="13cm">
          <draw:text-box>
            <text:p>INACTIVE(0)</text:p>
          </draw:text-box>
        </draw:frame>
        <draw:frame draw:style-name="gr3" draw:text-style-name="P2" draw:layer="layout" svg:width="5.053cm" svg:height="0.962cm" svg:x="1cm" svg:y="6.8cm">
          <draw:text-box>
            <text:p>TRIGGERED(1)</text:p>
          </draw:text-box>
        </draw:frame>
        <draw:line draw:style-name="gr4" draw:text-style-name="P1" draw:layer="layout" svg:x1="6.3cm" svg:y1="13.5cm" svg:x2="8.4cm" svg:y2="13.5cm">
          <text:p/>
        </draw:line>
        <draw:line draw:style-name="gr4" draw:text-style-name="P1" draw:layer="layout" svg:x1="8.45cm" svg:y1="13.55cm" svg:x2="8.45cm" svg:y2="7.3cm">
          <text:p/>
        </draw:line>
        <draw:line draw:style-name="gr4" draw:text-style-name="P1" draw:layer="layout" svg:x1="8.425cm" svg:y1="7.325cm" svg:x2="12.8cm" svg:y2="7.325cm">
          <text:p/>
        </draw:line>
        <draw:line draw:style-name="gr4" draw:text-style-name="P1" draw:layer="layout" svg:x1="12.75cm" svg:y1="13.55cm" svg:x2="12.75cm" svg:y2="7.3cm">
          <text:p/>
        </draw:line>
        <draw:line draw:style-name="gr4" draw:text-style-name="P1" draw:layer="layout" svg:x1="12.7cm" svg:y1="13.5cm" svg:x2="14.8cm" svg:y2="13.5cm">
          <text:p/>
        </draw:line>
        <draw:frame draw:style-name="gr3" draw:text-style-name="P4" draw:layer="layout" svg:width="0.714cm" svg:height="0.962cm" svg:x="15.7cm" svg:y="13.8cm">
          <draw:text-box>
            <text:p text:style-name="P3"><text:span text:style-name="T1">t</text:span></text:p>
          </draw:text-box>
        </draw:frame>
        <draw:frame draw:style-name="gr3" draw:text-style-name="P6" draw:layer="layout" svg:width="3.169cm" svg:height="0.839cm" svg:x="6.8cm" svg:y="13.8cm">
          <draw:text-box>
            <text:p text:style-name="P5"><text:span text:style-name="T2">triggerTime</text:span></text:p>
          </draw:text-box>
        </draw:frame>
        <draw:frame draw:style-name="gr3" draw:text-style-name="P6" draw:layer="layout" svg:width="4.1cm" svg:height="0.839cm" svg:x="10.901cm" svg:y="13.8cm">
          <draw:text-box>
            <text:p text:style-name="P5"><text:span text:style-name="T2">End/abort Time</text:span></text:p>
          </draw:text-box>
        </draw:frame>
        <draw:frame draw:style-name="gr3" draw:text-style-name="P2" draw:layer="layout" svg:width="5.222cm" svg:height="0.962cm" svg:x="9.2cm" svg:y="2.6cm">
          <draw:text-box>
            <text:p>Ex. Travel 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1:36:43.012140050</meta:creation-date>
    <dc:date>2017-05-04T02:14:57.287375112</dc:date>
    <meta:editing-duration>PT28M4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